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cc00" style:rotation-align="none"/>
    </style:style>
    <style:style style:name="ce5" style:family="table-cell" style:parent-style-name="Default" style:data-style-name="N127">
      <style:table-cell-properties style:rotation-align="none"/>
    </style:style>
    <style:style style:name="ce6" style:family="table-cell" style:parent-style-name="Default" style:data-style-name="N131">
      <style:table-cell-properties style:rotation-align="none"/>
    </style:style>
    <style:style style:name="ce7" style:family="table-cell" style:parent-style-name="Default" style:data-style-name="N133">
      <style:table-cell-properties style:rotation-align="none"/>
    </style:style>
    <style:style style:name="ce8" style:family="table-cell" style:parent-style-name="Default" style:data-style-name="N129">
      <style:table-cell-properties style:rotation-align="none"/>
    </style:style>
    <style:style style:name="ce9" style:family="table-cell" style:parent-style-name="Default" style:data-style-name="N129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M 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Product Reference</text:p>
          </table:table-cell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of Measure</text:p>
          </table:table-cell>
          <table:table-cell table:style-name="ce1" office:value-type="string" calcext:value-type="string">
            <text:p>BoM Referenc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Ref.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Ref.</text:p>
          </table:table-cell>
          <table:table-cell table:style-name="ce1" office:value-type="string" calcext:value-type="string">
            <text:p>Distr. UOM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Price per BoM Qty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03</text:p>
          </table:table-cell>
          <table:table-cell office:value-type="string" calcext:value-type="string">
            <text:p>[AS-CB0003] Zero Sense 220mm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50</text:p>
          </table:table-cell>
          <table:table-cell office:value-type="string" calcext:value-type="string">
            <text:p>[AS-CB0050] Blower fan Harness, 25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52</text:p>
          </table:table-cell>
          <table:table-cell office:value-type="string" calcext:value-type="string">
            <text:p>[AS-CB0052] Heatsink fan Harness, 2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53</text:p>
          </table:table-cell>
          <table:table-cell office:value-type="string" calcext:value-type="string">
            <text:p>[AS-CB0053] Thermistor Harness, 12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54</text:p>
          </table:table-cell>
          <table:table-cell office:value-type="string" calcext:value-type="string">
            <text:p>[AS-CB0054] Xmax switch Harness, 175m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CB0061</text:p>
          </table:table-cell>
          <table:table-cell office:value-type="string" calcext:value-type="string">
            <text:p>[AS-CB0061] Extruder Motor Harness v2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EL0001</text:p>
          </table:table-cell>
          <table:table-cell office:value-type="string" calcext:value-type="string">
            <text:p>[AS-EL0001] Mini LCD Add-On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HE0021</text:p>
          </table:table-cell>
          <table:table-cell office:value-type="string" calcext:value-type="string">
            <text:p>[AS-HE0021] Mini E3D Aero Hot End 3.0mm, 0.5mm Nozzle, Hot-Tightened, Pre-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CC-AO-TITAN-AERO-MIN-500-AS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42.78" calcext:value-type="currency">
            <text:p>42.78 USD/PCE</text:p>
          </table:table-cell>
          <table:table-cell table:style-name="ce8" office:value-type="currency" office:currency="USD" office:value="42.78" calcext:value-type="currency">
            <text:p>42.78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HE0022</text:p>
          </table:table-cell>
          <table:table-cell office:value-type="string" calcext:value-type="string">
            <text:p>[AS-HE0022] Mini AeroStruder Hotend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23</text:p>
          </table:table-cell>
          <table:table-cell office:value-type="string" calcext:value-type="string">
            <text:p>[AS-PR0023] 90mm Cut wipe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, 90mm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60</text:p>
          </table:table-cell>
          <table:table-cell office:value-type="string" calcext:value-type="string">
            <text:p>[AS-PR0060] Mini, Printed belt clamp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62</text:p>
          </table:table-cell>
          <table:table-cell office:value-type="string" calcext:value-type="string">
            <text:p>[AS-PR0062] Mini, Spool Hinge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66</text:p>
          </table:table-cell>
          <table:table-cell office:value-type="string" calcext:value-type="string">
            <text:p>[AS-PR0066] Mini, Upper Relief Moun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68</text:p>
          </table:table-cell>
          <table:table-cell office:value-type="string" calcext:value-type="string">
            <text:p>[AS-PR0068] Mini, Y Axis Idler Moun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069</text:p>
          </table:table-cell>
          <table:table-cell office:value-type="string" calcext:value-type="string">
            <text:p>[AS-PR0069] Mini, Y Axis Mount Idler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78</text:p>
          </table:table-cell>
          <table:table-cell office:value-type="string" calcext:value-type="string">
            <text:p>[AS-PR0078] Mini, Electrical Cover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86</text:p>
          </table:table-cell>
          <table:table-cell office:value-type="string" calcext:value-type="string">
            <text:p>[AS-PR0086] X Carriage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87</text:p>
          </table:table-cell>
          <table:table-cell office:value-type="string" calcext:value-type="string">
            <text:p>[AS-PR0087] X End Idle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88</text:p>
          </table:table-cell>
          <table:table-cell office:value-type="string" calcext:value-type="string">
            <text:p>[AS-PR0088] Z Upper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89</text:p>
          </table:table-cell>
          <table:table-cell office:value-type="string" calcext:value-type="string">
            <text:p>[AS-PR0089] Z Axis Righ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0</text:p>
          </table:table-cell>
          <table:table-cell office:value-type="string" calcext:value-type="string">
            <text:p>[AS-PR0090] X end motor assembly with inserts and bushing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1</text:p>
          </table:table-cell>
          <table:table-cell office:value-type="string" calcext:value-type="string">
            <text:p>[AS-PR0091] Z Upper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 table:style-name="ce2" office:value-type="string" calcext:value-type="string">
            <text:p>Mini, Hibiscus, Final Electrical Assembly</text:p>
          </table:table-cell>
          <table:table-cell table:style-name="ce2"/>
          <table:table-cell table:style-name="ce2" office:value-type="string" calcext:value-type="string">
            <text:p>AS-PR0092</text:p>
          </table:table-cell>
          <table:table-cell table:style-name="ce2" office:value-type="string" calcext:value-type="string">
            <text:p>Mini, Hibiscus, Final Electrical Assembl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CE</text:p>
          </table:table-cell>
          <table:table-cell table:style-name="ce2" table:number-columns-repeated="3"/>
          <table:table-cell table:number-columns-repeated="1015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4</text:p>
          </table:table-cell>
          <table:table-cell office:value-type="string" calcext:value-type="string">
            <text:p>[AS-PR0094] X End Moto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5</text:p>
          </table:table-cell>
          <table:table-cell office:value-type="string" calcext:value-type="string">
            <text:p>[AS-PR0095] X End Idler Assembly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096</text:p>
          </table:table-cell>
          <table:table-cell office:value-type="string" calcext:value-type="string">
            <text:p>[AS-PR0096] X Carriage with Bushing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7</text:p>
          </table:table-cell>
          <table:table-cell office:value-type="string" calcext:value-type="string">
            <text:p>[AS-PR0097] X Bearing Holder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098</text:p>
          </table:table-cell>
          <table:table-cell office:value-type="string" calcext:value-type="string">
            <text:p>[AS-PR0098] Spool Moun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099</text:p>
          </table:table-cell>
          <table:table-cell office:value-type="string" calcext:value-type="string">
            <text:p>[AS-PR0099] Z Axis Left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101</text:p>
          </table:table-cell>
          <table:table-cell office:value-type="string" calcext:value-type="string">
            <text:p>[AS-PR0101] Mini 2 Final Fram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2</text:p>
          </table:table-cell>
          <table:table-cell office:value-type="string" calcext:value-type="string">
            <text:p>[AS-PR0102] Mini 2 Y-axi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3</text:p>
          </table:table-cell>
          <table:table-cell office:value-type="string" calcext:value-type="string">
            <text:p>[AS-PR0103] Mini 2 Double Bearing Holder Switch-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Mini 2 Double Bearing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AS-PR0104</text:p>
          </table:table-cell>
          <table:table-cell office:value-type="string" calcext:value-type="string">
            <text:p>[AS-PR0104] Mini 2 Double Bearing Hol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05</text:p>
          </table:table-cell>
          <table:table-cell office:value-type="string" calcext:value-type="string">
            <text:p>[AS-PR0105] Mini 2 Double Bearing Holder Non-Switch Side Insert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AS-PR0106</text:p>
          </table:table-cell>
          <table:table-cell office:value-type="string" calcext:value-type="string">
            <text:p>[AS-PR0106] X-Carriage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PR0107</text:p>
          </table:table-cell>
          <table:table-cell office:value-type="string" calcext:value-type="string">
            <text:p>[AS-PR0107] Mini Spool Arm Assembly, v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AS-PR0111</text:p>
          </table:table-cell>
          <table:table-cell office:value-type="string" calcext:value-type="string">
            <text:p>[AS-PR0111] Mini 2, Y Axis Rod Mount, Motor Side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AS-TH0066</text:p>
          </table:table-cell>
          <table:table-cell office:value-type="string" calcext:value-type="string">
            <text:p>[AS-TH0066] Titan Aero Assembl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094</text:p>
          </table:table-cell>
          <table:table-cell office:value-type="string" calcext:value-type="string">
            <text:p>[DC-LB0094] Serial number label sheets (blank) 100/pk <text:s/>105 up - 1.25" x 0.375" 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HE PRINT SHOP OF LOVELAND LLC (FORMERLY LIGHT SPEED COLOR)</text:p>
          </table:table-cell>
          <table:table-cell office:value-type="string" calcext:value-type="string">
            <text:p>105 up - 1.25" x 0.375" <text:s/></text:p>
          </table:table-cell>
          <table:table-cell office:value-type="string" calcext:value-type="string">
            <text:p>pkg, 10500</text:p>
          </table:table-cell>
          <table:table-cell table:style-name="ce5" office:value-type="currency" office:currency="USD/PCE" office:value="0.0104761904761905" calcext:value-type="currency">
            <text:p>0.01 USD/PCE</text:p>
          </table:table-cell>
          <table:table-cell table:style-name="ce8" office:value-type="currency" office:currency="USD" office:value="0.020952380952380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DC-LB0104</text:p>
          </table:table-cell>
          <table:table-cell office:value-type="string" calcext:value-type="string">
            <text:p>[DC-LB0104] Tool Head Wiring Connector Alignment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0.0252" calcext:value-type="currency">
            <text:p>0.03 USD/PCE</text:p>
          </table:table-cell>
          <table:table-cell table:style-name="ce8" office:value-type="currency" office:currency="USD" office:value="0.025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CA0078</text:p>
          </table:table-cell>
          <table:table-cell office:value-type="string" calcext:value-type="string">
            <text:p>[EL-CA0078] Flat Cables .050" 10C 10 COLOR 28AWG STRANDED 2x180mm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3302/10-3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302/10-300</text:p>
          </table:table-cell>
          <table:table-cell office:value-type="string" calcext:value-type="string">
            <text:p>ft, 300</text:p>
          </table:table-cell>
          <table:table-cell table:style-name="ce6" office:value-type="currency" office:currency="USD/mm" office:value="0.00083299512" calcext:value-type="currency">
            <text:p>0.00 USD/mm</text:p>
          </table:table-cell>
          <table:table-cell table:style-name="ce8" office:value-type="currency" office:currency="USD" office:value="0.5997564864" calcext:value-type="currency">
            <text:p>0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FA0034</text:p>
          </table:table-cell>
          <table:table-cell office:value-type="string" calcext:value-type="string">
            <text:p>[EL-FA0034] Pelonis FAN 5V 40x40x10mm Low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C4010L05BPLB1b-7 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4010L05BPLB1b-7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3.07" calcext:value-type="currency">
            <text:p>3.07 USD/PCE</text:p>
          </table:table-cell>
          <table:table-cell table:style-name="ce8" office:value-type="currency" office:currency="USD" office:value="3.07" calcext:value-type="currency">
            <text:p>3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3.88" calcext:value-type="currency">
            <text:p>3.88 USD/PCE</text:p>
          </table:table-cell>
          <table:table-cell table:style-name="ce8" office:value-type="currency" office:currency="USD" office:value="3.88" calcext:value-type="currency">
            <text:p>3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FA0047</text:p>
          </table:table-cell>
          <table:table-cell office:value-type="string" calcext:value-type="string">
            <text:p>[EL-FA0047] RB5015 Series DC Blower, 51 x 51 x 15mm, 24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RBH5015B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6.32" calcext:value-type="currency">
            <text:p>6.32 USD/PCE</text:p>
          </table:table-cell>
          <table:table-cell table:style-name="ce8" office:value-type="currency" office:currency="USD" office:value="6.32" calcext:value-type="currency">
            <text:p>6.3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FA0060</text:p>
          </table:table-cell>
          <table:table-cell office:value-type="string" calcext:value-type="string">
            <text:p>[EL-FA0060] Pelonis 30x30x4.5mm blower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 office:value-type="float" office:value="9.02" calcext:value-type="float">
            <text:p>9.02</text:p>
          </table:table-cell>
          <table:table-cell office:value-type="float" office:value="9.02" calcext:value-type="float">
            <text:p>9.02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068</text:p>
          </table:table-cell>
          <table:table-cell office:value-type="string" calcext:value-type="string">
            <text:p>[EL-HR0068] Mini Plug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069</text:p>
          </table:table-cell>
          <table:table-cell office:value-type="string" calcext:value-type="string">
            <text:p>[EL-HR0069] Mini PS to Ground Post Ext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HR0102</text:p>
          </table:table-cell>
          <table:table-cell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9.58" calcext:value-type="currency">
            <text:p>29.58 USD/PCE</text:p>
          </table:table-cell>
          <table:table-cell table:style-name="ce8" office:value-type="currency" office:currency="USD" office:value="29.58" calcext:value-type="currency">
            <text:p>29.58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04</text:p>
          </table:table-cell>
          <table:table-cell office:value-type="string" calcext:value-type="string">
            <text:p>[EL-HR0104] Mini Plug to SW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06</text:p>
          </table:table-cell>
          <table:table-cell office:value-type="string" calcext:value-type="string">
            <text:p>[EL-HR0106] Mini PS to RAMBo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07</text:p>
          </table:table-cell>
          <table:table-cell office:value-type="string" calcext:value-type="string">
            <text:p>[EL-HR0107] Mini SW to PS - Black Wire Extension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30414" calcext:value-type="currency">
            <text:p>0.30 USD/PCE</text:p>
          </table:table-cell>
          <table:table-cell table:style-name="ce8" office:value-type="currency" office:currency="USD" office:value="0.30414" calcext:value-type="currency">
            <text:p>0.30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14</text:p>
          </table:table-cell>
          <table:table-cell office:value-type="string" calcext:value-type="string">
            <text:p>[EL-HR0114] Mini Bed Harness Completed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HR0115</text:p>
          </table:table-cell>
          <table:table-cell office:value-type="string" calcext:value-type="string">
            <text:p>[EL-HR0115] Mini YZ Motor Harness Assembly -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Aleph Objects Inc.</text:p>
          </table:table-cell>
          <table:table-cell table:number-columns-repeated="1016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17</text:p>
          </table:table-cell>
          <table:table-cell office:value-type="string" calcext:value-type="string">
            <text:p>[EL-HR0117] Earth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27</text:p>
          </table:table-cell>
          <table:table-cell office:value-type="string" calcext:value-type="string">
            <text:p>[EL-HR0127] Mini SW to PS - White Wire Extension Harness Assembly – Gla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28</text:p>
          </table:table-cell>
          <table:table-cell office:value-type="string" calcext:value-type="string">
            <text:p>[EL-HR0128] Mini Case Fan Harness Re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603-CC126JKX7R7BB10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4" calcext:value-type="currency">
            <text:p>0.04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HR0130</text:p>
          </table:table-cell>
          <table:table-cell office:value-type="string" calcext:value-type="string">
            <text:p>[EL-HR0130] Mini X Extruder Harnesses Assembly - Rev 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74.17" calcext:value-type="currency">
            <text:p>74.17 USD/PCE</text:p>
          </table:table-cell>
          <table:table-cell table:style-name="ce8" office:value-type="currency" office:currency="USD" office:value="74.17" calcext:value-type="currency">
            <text:p>74.17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HR0131</text:p>
          </table:table-cell>
          <table:table-cell office:value-type="string" calcext:value-type="string">
            <text:p>[EL-HR0131] Mini LCD Add-On Harness 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EL-HR0132</text:p>
          </table:table-cell>
          <table:table-cell office:value-type="string" calcext:value-type="string">
            <text:p>[EL-HR0132] <text:s/>Mini LCD Add-On Harness T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45" calcext:value-type="currency">
            <text:p>0.01 USD/PCE</text:p>
          </table:table-cell>
          <table:table-cell table:style-name="ce8" office:value-type="currency" office:currency="USD" office:value="0.029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523" calcext:value-type="currency">
            <text:p>0.05 USD/PCE</text:p>
          </table:table-cell>
          <table:table-cell table:style-name="ce8" office:value-type="currency" office:currency="USD" office:value="0.1569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100</text:p>
          </table:table-cell>
          <table:table-cell table:style-name="ce6" office:value-type="currency" office:currency="USD/mm" office:value="0.00023580750496139" calcext:value-type="currency">
            <text:p>0.00 USD/mm</text:p>
          </table:table-cell>
          <table:table-cell table:style-name="ce8" office:value-type="currency" office:currency="USD" office:value="0.214584829514865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59" calcext:value-type="currency">
            <text:p>0.06 USD/PCE</text:p>
          </table:table-cell>
          <table:table-cell table:style-name="ce8" office:value-type="currency" office:currency="USD" office:value="0.118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142</text:p>
          </table:table-cell>
          <table:table-cell office:value-type="string" calcext:value-type="string">
            <text:p>[EL-MS0142] Conn Recept Faston 22-26AWG .110 - Reel of 3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-52036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-520365-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76" calcext:value-type="currency">
            <text:p>0.08 USD/PCE</text:p>
          </table:table-cell>
          <table:table-cell table:style-name="ce8" office:value-type="currency" office:currency="USD" office:value="0.15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69" calcext:value-type="currency">
            <text:p>0.07 USD/PCE</text:p>
          </table:table-cell>
          <table:table-cell table:style-name="ce8" office:value-type="currency" office:currency="USD" office:value="0.069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85" calcext:value-type="currency">
            <text:p>0.02 USD/PCE</text:p>
          </table:table-cell>
          <table:table-cell table:style-name="ce8" office:value-type="currency" office:currency="USD" office:value="0.037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854" calcext:value-type="currency">
            <text:p>0.09 USD/PCE</text:p>
          </table:table-cell>
          <table:table-cell table:style-name="ce8" office:value-type="currency" office:currency="USD" office:value="0.0854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12</text:p>
          </table:table-cell>
          <table:table-cell office:value-type="string" calcext:value-type="string">
            <text:p>[EL-MS0212] Molex-CONN PIN 24-30AWG Crimp Tin, 20,000 Unit R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6-02-0105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2" calcext:value-type="currency">
            <text:p>0.02 USD/PCE</text:p>
          </table:table-cell>
          <table:table-cell table:style-name="ce8" office:value-type="currency" office:currency="USD" office:value="0.04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295" calcext:value-type="currency">
            <text:p>0.30 USD/PCE</text:p>
          </table:table-cell>
          <table:table-cell table:style-name="ce8" office:value-type="currency" office:currency="USD" office:value="0.295" calcext:value-type="currency">
            <text:p>0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414" calcext:value-type="currency">
            <text:p>0.41 USD/PCE</text:p>
          </table:table-cell>
          <table:table-cell table:style-name="ce8" office:value-type="currency" office:currency="USD" office:value="0.414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6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6" office:value-type="currency" office:currency="USD/mm" office:value="0.0000656167979002625" calcext:value-type="currency">
            <text:p>0.00 USD/mm</text:p>
          </table:table-cell>
          <table:table-cell table:style-name="ce8" office:value-type="currency" office:currency="USD" office:value="0.00459317585301837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264" calcext:value-type="currency">
            <text:p>0.26 USD/PCE</text:p>
          </table:table-cell>
          <table:table-cell table:style-name="ce8" office:value-type="currency" office:currency="USD" office:value="0.264" calcext:value-type="currency">
            <text:p>0.2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26" calcext:value-type="currency">
            <text:p>0.01 USD/PCE</text:p>
          </table:table-cell>
          <table:table-cell table:style-name="ce8" office:value-type="currency" office:currency="USD" office:value="0.151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15" calcext:value-type="currency">
            <text:p>0.04 USD/PCE</text:p>
          </table:table-cell>
          <table:table-cell table:style-name="ce8" office:value-type="currency" office:currency="USD" office:value="0.1245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361</text:p>
          </table:table-cell>
          <table:table-cell office:value-type="string" calcext:value-type="string">
            <text:p>[EL-MS0361] 16 AWG 6.0mm Pin Length Power Phase Black Single Wire - Insulated Ferru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FSD78-6-D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68" calcext:value-type="currency">
            <text:p>0.17 USD/PCE</text:p>
          </table:table-cell>
          <table:table-cell table:style-name="ce8" office:value-type="currency" office:currency="USD" office:value="0.672" calcext:value-type="currency">
            <text:p>0.6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385" calcext:value-type="currency">
            <text:p>0.39 USD/PCE</text:p>
          </table:table-cell>
          <table:table-cell table:style-name="ce8" office:value-type="currency" office:currency="USD" office:value="0.77" calcext:value-type="currency">
            <text:p>0.7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MS0431</text:p>
          </table:table-cell>
          <table:table-cell office:value-type="string" calcext:value-type="string">
            <text:p>[EL-MS0431] Fork Terminal, non-insulated, 26 – 22 AWG, #4 stud 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P22-4F-C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3898" calcext:value-type="currency">
            <text:p>0.39 USD/PCE</text:p>
          </table:table-cell>
          <table:table-cell table:style-name="ce8" office:value-type="currency" office:currency="USD" office:value="0.3898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2.36" calcext:value-type="currency">
            <text:p>2.36 USD/PCE</text:p>
          </table:table-cell>
          <table:table-cell table:style-name="ce8" office:value-type="currency" office:currency="USD" office:value="2.36" calcext:value-type="currency">
            <text:p>2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99-01872 </text:p>
          </table:table-cell>
          <table:table-cell office:value-type="string" calcext:value-type="string">
            <text:p>PCE, 100'</text:p>
          </table:table-cell>
          <table:table-cell table:style-name="ce6" office:value-type="currency" office:currency="USD/mm" office:value="0.000724411825498115" calcext:value-type="currency">
            <text:p>0.00 USD/mm</text:p>
          </table:table-cell>
          <table:table-cell table:style-name="ce8" office:value-type="currency" office:currency="USD" office:value="0.0181102956374529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8.3" calcext:value-type="currency">
            <text:p>8.30 USD/PCE</text:p>
          </table:table-cell>
          <table:table-cell table:style-name="ce8" office:value-type="currency" office:currency="USD" office:value="16.6" calcext:value-type="currency">
            <text:p>16.6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MT0040</text:p>
          </table:table-cell>
          <table:table-cell office:value-type="string" calcext:value-type="string">
            <text:p>[EL-MT0040] NEMA 17 Half Height Stepper Motor, Mo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4P4150-07</text:p>
          </table:table-cell>
          <table:table-cell office:value-type="string" calcext:value-type="string">
            <text:p>Moons' Industries (America), Inc. 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7.74" calcext:value-type="currency">
            <text:p>7.74 USD/PCE</text:p>
          </table:table-cell>
          <table:table-cell table:style-name="ce8" office:value-type="currency" office:currency="USD" office:value="7.74" calcext:value-type="currency">
            <text:p>7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Delta Products Corporation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3" calcext:value-type="currency">
            <text:p>23.00 USD/PCE</text:p>
          </table:table-cell>
          <table:table-cell table:style-name="ce8" office:value-type="currency" office:currency="USD" office:value="23" calcext:value-type="currency">
            <text:p>23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SW0022</text:p>
          </table:table-cell>
          <table:table-cell office:value-type="string" calcext:value-type="string">
            <text:p>[EL-SW0022] SWITCH BASIC SPDT 3A .110QC 125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42" calcext:value-type="currency">
            <text:p>0.4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EL-SW0023</text:p>
          </table:table-cell>
          <table:table-cell office:value-type="string" calcext:value-type="string">
            <text:p>[EL-SW0023] SWITCH ROCKER DPST 20A 250V, Illuminated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R5BBLKREDFF2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1.25" calcext:value-type="currency">
            <text:p>1.25 USD/PCE</text:p>
          </table:table-cell>
          <table:table-cell table:style-name="ce8" office:value-type="currency" office:currency="USD" office:value="1.25" calcext:value-type="currency">
            <text:p>1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040</text:p>
          </table:table-cell>
          <table:table-cell office:value-type="string" calcext:value-type="string">
            <text:p>[EL-WR0040] Wire - Single Conductor 20AWG SOLID PTFE, RED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2856/1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2856/1 </text:p>
          </table:table-cell>
          <table:table-cell office:value-type="string" calcext:value-type="string">
            <text:p>ft, 500</text:p>
          </table:table-cell>
          <table:table-cell table:style-name="ce6" office:value-type="currency" office:currency="USD/mm" office:value="0.00288713910761155" calcext:value-type="currency">
            <text:p>0.00 USD/mm</text:p>
          </table:table-cell>
          <table:table-cell table:style-name="ce8" office:value-type="currency" office:currency="USD" office:value="0.635170603674541" calcext:value-type="currency">
            <text:p>0.6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10104864" calcext:value-type="currency">
            <text:p>0.00 USD/mm</text:p>
          </table:table-cell>
          <table:table-cell table:style-name="ce8" office:value-type="currency" office:currency="USD" office:value="1.71782688" calcext:value-type="currency">
            <text:p>1.7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09055008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15484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50916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20</text:p>
          </table:table-cell>
          <table:table-cell office:value-type="string" calcext:value-type="string">
            <text:p>[EL-WR0120] 24AWG Stranded Wire – Purpl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VT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0754584" calcext:value-type="currency">
            <text:p>0.00 USD/mm</text:p>
          </table:table-cell>
          <table:table-cell table:style-name="ce8" office:value-type="currency" office:currency="USD" office:value="0.01320522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2887104" calcext:value-type="currency">
            <text:p>0.00 USD/mm</text:p>
          </table:table-cell>
          <table:table-cell table:style-name="ce8" office:value-type="currency" office:currency="USD" office:value="0.161677824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6" office:value-type="currency" office:currency="USD/mm" office:value="0.0003215184" calcext:value-type="currency">
            <text:p>0.00 USD/mm</text:p>
          </table:table-cell>
          <table:table-cell table:style-name="ce8" office:value-type="currency" office:currency="USD" office:value="0.025721472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L0015</text:p>
          </table:table-cell>
          <table:table-cell office:value-type="string" calcext:value-type="string">
            <text:p>[HD-BL0015] Timing belt, 372 teeth, GT2 2mm pitch, 744 mm pitch length, 6 mm belt width, Neopre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2.06" calcext:value-type="currency">
            <text:p>2.06 USD/PCE</text:p>
          </table:table-cell>
          <table:table-cell table:style-name="ce8" office:value-type="currency" office:currency="USD" office:value="2.06" calcext:value-type="currency">
            <text:p>2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772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3950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9" calcext:value-type="currency">
            <text:p>0.03 USD/PCE</text:p>
          </table:table-cell>
          <table:table-cell table:style-name="ce8" office:value-type="currency" office:currency="USD" office:value="0.11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42</text:p>
          </table:table-cell>
          <table:table-cell office:value-type="string" calcext:value-type="string">
            <text:p>[HD-BT0042] Metric Class 12.9 Socket Head Cap Screw, Alloy Steel, M3 Thread, 30MM Length, 0.50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90A13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507" calcext:value-type="currency">
            <text:p>0.15 USD/PCE</text:p>
          </table:table-cell>
          <table:table-cell table:style-name="ce8" office:value-type="currency" office:currency="USD" office:value="0.1507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43</text:p>
          </table:table-cell>
          <table:table-cell office:value-type="string" calcext:value-type="string">
            <text:p>[HD-BT0043] Metric Class 12.9 Socket Head Cap Screw, Alloy Steel, M3 Thread, 35MM Length, 0.50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imberline Fasteners</text:p>
          </table:table-cell>
          <table:table-cell/>
          <table:table-cell office:value-type="string" calcext:value-type="string">
            <text:p>pkg, 50</text:p>
          </table:table-cell>
          <table:table-cell table:style-name="ce5" office:value-type="currency" office:currency="USD/PCE" office:value="0.00072" calcext:value-type="currency">
            <text:p>0.00 USD/PCE</text:p>
          </table:table-cell>
          <table:table-cell table:style-name="ce8" office:value-type="currency" office:currency="USD" office:value="0.00216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49</text:p>
          </table:table-cell>
          <table:table-cell office:value-type="string" calcext:value-type="string">
            <text:p>[HD-BT0049] Metric Class 12.9 Socket Head Cap Screw, Alloy Steel, M5 thread, 14MM length, 0.8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53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53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29" calcext:value-type="currency">
            <text:p>0.02 USD/PCE</text:p>
          </table:table-cell>
          <table:table-cell table:style-name="ce8" office:value-type="currency" office:currency="USD" office:value="0.0458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085</text:p>
          </table:table-cell>
          <table:table-cell office:value-type="string" calcext:value-type="string">
            <text:p>[HD-BT0085] 18-8 Stainless Steel Button-Head Socket Cap Screw, M3 Size, 5 mm Length, .5 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51141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226" calcext:value-type="currency">
            <text:p>0.03 USD/PCE</text:p>
          </table:table-cell>
          <table:table-cell table:style-name="ce8" office:value-type="currency" office:currency="USD" office:value="0.03226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926" calcext:value-type="currency">
            <text:p>0.09 USD/PCE</text:p>
          </table:table-cell>
          <table:table-cell table:style-name="ce8" office:value-type="currency" office:currency="USD" office:value="0.092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19" calcext:value-type="currency">
            <text:p>0.02 USD/PCE</text:p>
          </table:table-cell>
          <table:table-cell table:style-name="ce8" office:value-type="currency" office:currency="USD" office:value="0.087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2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175" calcext:value-type="currency">
            <text:p>0.12 USD/PCE</text:p>
          </table:table-cell>
          <table:table-cell table:style-name="ce8" office:value-type="currency" office:currency="USD" office:value="0.235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2" calcext:value-type="currency">
            <text:p>0.12 USD/PCE</text:p>
          </table:table-cell>
          <table:table-cell table:style-name="ce8" office:value-type="currency" office:currency="USD" office:value="0.12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20</text:p>
          </table:table-cell>
          <table:table-cell office:value-type="string" calcext:value-type="string">
            <text:p>[HD-BT0120] Alloy Steel Shoulder Screw, 6mm Diameter x 10mm Long Shoulder, M5 Thr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5921" calcext:value-type="currency">
            <text:p>0.59 USD/PCE</text:p>
          </table:table-cell>
          <table:table-cell table:style-name="ce8" office:value-type="currency" office:currency="USD" office:value="1.1842" calcext:value-type="currency">
            <text:p>1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73" calcext:value-type="currency">
            <text:p>0.04 USD/PCE</text:p>
          </table:table-cell>
          <table:table-cell table:style-name="ce8" office:value-type="currency" office:currency="USD" office:value="0.1492" calcext:value-type="currency">
            <text:p>0.1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92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2" calcext:value-type="currency">
            <text:p>0.03 USD/PCE</text:p>
          </table:table-cell>
          <table:table-cell table:style-name="ce8" office:value-type="currency" office:currency="USD" office:value="0.064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48" calcext:value-type="currency">
            <text:p>0.03 USD/PCE</text:p>
          </table:table-cell>
          <table:table-cell table:style-name="ce8" office:value-type="currency" office:currency="USD" office:value="0.1392" calcext:value-type="currency">
            <text:p>0.1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55" calcext:value-type="currency">
            <text:p>0.04 USD/PCE</text:p>
          </table:table-cell>
          <table:table-cell table:style-name="ce8" office:value-type="currency" office:currency="USD" office:value="0.284" calcext:value-type="currency">
            <text:p>0.2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7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08" calcext:value-type="currency">
            <text:p>0.02 USD/PCE</text:p>
          </table:table-cell>
          <table:table-cell table:style-name="ce8" office:value-type="currency" office:currency="USD" office:value="0.0208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87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63" calcext:value-type="currency">
            <text:p>0.06 USD/PCE</text:p>
          </table:table-cell>
          <table:table-cell table:style-name="ce8" office:value-type="currency" office:currency="USD" office:value="0.378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BT0148</text:p>
          </table:table-cell>
          <table:table-cell office:value-type="string" calcext:value-type="string">
            <text:p>[HD-BT0148] Class 10.9 Steel Button-Head Socket Cap Screw, M3 Size, 10 mm Length, .5 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11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6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26" calcext:value-type="currency">
            <text:p>0.13 USD/PCE</text:p>
          </table:table-cell>
          <table:table-cell table:style-name="ce8" office:value-type="currency" office:currency="USD" office:value="0.378" calcext:value-type="currency">
            <text:p>0.3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T0151</text:p>
          </table:table-cell>
          <table:table-cell office:value-type="string" calcext:value-type="string">
            <text:p>[HD-BT0151] M5 x 20mm SCHS, Black 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90A242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0002" calcext:value-type="currency">
            <text:p>0.00 USD/PCE</text:p>
          </table:table-cell>
          <table:table-cell table:style-name="ce8" office:value-type="currency" office:currency="USD" office:value="0.0004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BT0158</text:p>
          </table:table-cell>
          <table:table-cell office:value-type="string" calcext:value-type="string">
            <text:p>[HD-BT0158] Class 10.9 Steel Button-Head Socket Cap Screw, M5 Size, 12 mm Length, .8 mm Pi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91239A22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239A228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0812" calcext:value-type="currency">
            <text:p>0.08 USD/PCE</text:p>
          </table:table-cell>
          <table:table-cell table:style-name="ce8" office:value-type="currency" office:currency="USD" office:value="0.2436" calcext:value-type="currency">
            <text:p>0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71</text:p>
          </table:table-cell>
          <table:table-cell office:value-type="string" calcext:value-type="string">
            <text:p>[HD-BT0171] Black Oxide Class 10.9 Steel Button-Head Socket Cap Screw M3 Size, 20 mm Length, .5 mm Pi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39A12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855" calcext:value-type="currency">
            <text:p>0.09 USD/PCE</text:p>
          </table:table-cell>
          <table:table-cell table:style-name="ce8" office:value-type="currency" office:currency="USD" office:value="0.171" calcext:value-type="currency">
            <text:p>0.1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BT0197</text:p>
          </table:table-cell>
          <table:table-cell office:value-type="string" calcext:value-type="string">
            <text:p>[HD-BT0197] M4 Thumb Screw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THUMBWHEEL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1.82" calcext:value-type="currency">
            <text:p>1.82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BT0207</text:p>
          </table:table-cell>
          <table:table-cell office:value-type="string" calcext:value-type="string">
            <text:p>[HD-BT0207] Zinc-Plated Alloy Steel Socket Head Screw M5 x 0.8 mm Thread, 30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0128A256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1119" calcext:value-type="currency">
            <text:p>0.11 USD/PCE</text:p>
          </table:table-cell>
          <table:table-cell table:style-name="ce8" office:value-type="currency" office:currency="USD" office:value="0.2238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HD-BT0208</text:p>
          </table:table-cell>
          <table:table-cell office:value-type="string" calcext:value-type="string">
            <text:p>[HD-BT0208] Zinc-Plated Alloy Steel Socket Head Screw M5 x 0.8 mm Thread, 1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0128A234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0773" calcext:value-type="currency">
            <text:p>0.08 USD/PCE</text:p>
          </table:table-cell>
          <table:table-cell table:style-name="ce8" office:value-type="currency" office:currency="USD" office:value="0.0773" calcext:value-type="currency">
            <text:p>0.0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2.94" calcext:value-type="currency">
            <text:p>2.94 USD/PCE</text:p>
          </table:table-cell>
          <table:table-cell table:style-name="ce8" office:value-type="currency" office:currency="USD" office:value="2.94" calcext:value-type="currency">
            <text:p>2.9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5" calcext:value-type="currency">
            <text:p>0.04 USD/PCE</text:p>
          </table:table-cell>
          <table:table-cell table:style-name="ce8" office:value-type="currency" office:currency="USD" office:value="0.385" calcext:value-type="currency">
            <text:p>0.3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.9" calcext:value-type="currency">
            <text:p>2.90 USD/PCE</text:p>
          </table:table-cell>
          <table:table-cell table:style-name="ce8" office:value-type="currency" office:currency="USD" office:value="5.8" calcext:value-type="currency">
            <text:p>5.8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BS-19Black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925" calcext:value-type="currency">
            <text:p>0.09 USD/PCE</text:p>
          </table:table-cell>
          <table:table-cell table:style-name="ce8" office:value-type="currency" office:currency="USD" office:value="0.37" calcext:value-type="currency">
            <text:p>0.3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5" office:value-type="currency" office:currency="USD/PCE" office:value="0.01251" calcext:value-type="currency">
            <text:p>0.01 USD/PCE</text:p>
          </table:table-cell>
          <table:table-cell table:style-name="ce8" office:value-type="currency" office:currency="USD" office:value="0.05004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158</text:p>
          </table:table-cell>
          <table:table-cell office:value-type="string" calcext:value-type="string">
            <text:p>[HD-MS0158] Metric Brass Heat-Set Insert For Plastics Tapered, M5-.8 Internal Thread, 6.7mm Leng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IUBB-M5-1 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74" calcext:value-type="currency">
            <text:p>0.07 USD/PCE</text:p>
          </table:table-cell>
          <table:table-cell table:style-name="ce8" office:value-type="currency" office:currency="USD" office:value="0.222" calcext:value-type="currency">
            <text:p>0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6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96" calcext:value-type="currency">
            <text:p>0.03 USD/PCE</text:p>
          </table:table-cell>
          <table:table-cell table:style-name="ce8" office:value-type="currency" office:currency="USD" office:value="0.118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56-07035</text:p>
          </table:table-cell>
          <table:table-cell office:value-type="string" calcext:value-type="string">
            <text:p>pkg, 500</text:p>
          </table:table-cell>
          <table:table-cell table:style-name="ce5" office:value-type="currency" office:currency="USD/PCE" office:value="0.26" calcext:value-type="currency">
            <text:p>0.26 USD/PCE</text:p>
          </table:table-cell>
          <table:table-cell table:style-name="ce8" office:value-type="currency" office:currency="USD" office:value="0.52" calcext:value-type="currency">
            <text:p>0.5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42" calcext:value-type="currency">
            <text:p>0.42 USD/PCE</text:p>
          </table:table-cell>
          <table:table-cell table:style-name="ce8" office:value-type="currency" office:currency="USD" office:value="0.84" calcext:value-type="currency">
            <text:p>0.8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11</text:p>
          </table:table-cell>
          <table:table-cell office:value-type="string" calcext:value-type="string">
            <text:p>[HD-MS0411] 625-2RS Premium Two Side Rubber Sealed Bearing ABE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5-2RS V2+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7" calcext:value-type="currency">
            <text:p>0.70 USD/PCE</text:p>
          </table:table-cell>
          <table:table-cell table:style-name="ce8" office:value-type="currency" office:currency="USD" office:value="1.4" calcext:value-type="currency">
            <text:p>1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5.25" calcext:value-type="currency">
            <text:p>5.25 USD/PCE</text:p>
          </table:table-cell>
          <table:table-cell table:style-name="ce8" office:value-type="currency" office:currency="USD" office:value="5.25" calcext:value-type="currency">
            <text:p>5.2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27</text:p>
          </table:table-cell>
          <table:table-cell office:value-type="string" calcext:value-type="string">
            <text:p>[HD-MS0427] Nylon Unthreaded Spacer 8 mm OD, 2 mm Length, for M5 Screw 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3657A03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91" calcext:value-type="currency">
            <text:p>0.91 USD/PCE</text:p>
          </table:table-cell>
          <table:table-cell table:style-name="ce8" office:value-type="currency" office:currency="USD" office:value="1.82" calcext:value-type="currency">
            <text:p>1.8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28</text:p>
          </table:table-cell>
          <table:table-cell office:value-type="string" calcext:value-type="string">
            <text:p>[HD-MS0428] Black-Oxide Alloy Steel Hex Drive Flat Head Screw M5 x 0.8 mm Thread, 4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1294A219</text:p>
          </table:table-cell>
          <table:table-cell office:value-type="string" calcext:value-type="string">
            <text:p>pkg, 50</text:p>
          </table:table-cell>
          <table:table-cell table:style-name="ce5" office:value-type="currency" office:currency="USD/PCE" office:value="0.2114" calcext:value-type="currency">
            <text:p>0.21 USD/PCE</text:p>
          </table:table-cell>
          <table:table-cell table:style-name="ce8" office:value-type="currency" office:currency="USD" office:value="0.2114" calcext:value-type="currency">
            <text:p>0.2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MS0429</text:p>
          </table:table-cell>
          <table:table-cell office:value-type="string" calcext:value-type="string">
            <text:p>[HD-MS0429] 18-8 Stainless Steel Nylon-Insert Locknut M5 x 0.8 mm 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3625A200</text:p>
          </table:table-cell>
          <table:table-cell office:value-type="string" calcext:value-type="string">
            <text:p>pkg, 100</text:p>
          </table:table-cell>
          <table:table-cell table:style-name="ce5" office:value-type="currency" office:currency="USD/PCE" office:value="0.0598" calcext:value-type="currency">
            <text:p>0.06 USD/PCE</text:p>
          </table:table-cell>
          <table:table-cell table:style-name="ce8" office:value-type="currency" office:currency="USD" office:value="0.0598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430</text:p>
          </table:table-cell>
          <table:table-cell office:value-type="string" calcext:value-type="string">
            <text:p>[HD-MS0430] Idler Spring for 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SPRING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" calcext:value-type="currency">
            <text:p>0.10 USD/PCE</text:p>
          </table:table-cell>
          <table:table-cell table:style-name="ce8" office:value-type="currency" office:currency="USD" office:value="0.1" calcext:value-type="currency">
            <text:p>0.1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MS0431</text:p>
          </table:table-cell>
          <table:table-cell office:value-type="string" calcext:value-type="string">
            <text:p>[HD-MS0431] MR95ZZ Bearings for Titan Hou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M-BEARING-9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5" calcext:value-type="currency">
            <text:p>0.50 USD/PCE</text:p>
          </table:table-cell>
          <table:table-cell table:style-name="ce8" office:value-type="currency" office:currency="USD" office:value="0.5" calcext:value-type="currency">
            <text:p>0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2" calcext:value-type="currency">
            <text:p>0.01 USD/PCE</text:p>
          </table:table-cell>
          <table:table-cell table:style-name="ce8" office:value-type="currency" office:currency="USD" office:value="0.06" calcext:value-type="currency">
            <text:p>0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43" calcext:value-type="currency">
            <text:p>0.03 USD/PCE</text:p>
          </table:table-cell>
          <table:table-cell table:style-name="ce8" office:value-type="currency" office:currency="USD" office:value="0.0343" calcext:value-type="currency">
            <text:p>0.0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NT0011</text:p>
          </table:table-cell>
          <table:table-cell office:value-type="string" calcext:value-type="string">
            <text:p>[HD-NT0011] M4 Nut, Steel, Zinc Pl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0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0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049" calcext:value-type="currency">
            <text:p>0.00 USD/PCE</text:p>
          </table:table-cell>
          <table:table-cell table:style-name="ce8" office:value-type="currency" office:currency="USD" office:value="0.0049" calcext:value-type="currency">
            <text:p>0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NT0025</text:p>
          </table:table-cell>
          <table:table-cell office:value-type="string" calcext:value-type="string">
            <text:p>[HD-NT0025] Metric Zinc-Plated Steel Nylon-Insert Locknut, Class 8, M3 Screw sz, .5MM pitch, 5.5MM W, 4MM H (Do Not Use - See HD-NT0001)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90576A10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3.18" calcext:value-type="currency">
            <text:p>3.18 USD/PCE</text:p>
          </table:table-cell>
          <table:table-cell table:style-name="ce8" office:value-type="currency" office:currency="USD" office:value="6.36" calcext:value-type="currency">
            <text:p>6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3.65" calcext:value-type="currency">
            <text:p>3.65 USD/PCE</text:p>
          </table:table-cell>
          <table:table-cell table:style-name="ce8" office:value-type="currency" office:currency="USD" office:value="7.3" calcext:value-type="currency">
            <text:p>7.3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6" office:value-type="currency" office:currency="USD/mm" office:value="0.000612862903093514" calcext:value-type="currency">
            <text:p>0.00 USD/mm</text:p>
          </table:table-cell>
          <table:table-cell table:style-name="ce8" office:value-type="currency" office:currency="USD" office:value="0.32788165315503" calcext:value-type="currency">
            <text:p>0.3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40357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392" calcext:value-type="currency">
            <text:p>0.04 USD/PCE</text:p>
          </table:table-cell>
          <table:table-cell table:style-name="ce8" office:value-type="currency" office:currency="USD" office:value="0.1176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35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015" calcext:value-type="currency">
            <text:p>0.00 USD/PCE</text:p>
          </table:table-cell>
          <table:table-cell table:style-name="ce8" office:value-type="currency" office:currency="USD" office:value="0.006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WA0027</text:p>
          </table:table-cell>
          <table:table-cell office:value-type="string" calcext:value-type="string">
            <text:p>[HD-WA0027] Metric 18-8 Stainless Steel Internal-Tooth Lock Washer, M3 Screw Size, 6MM OD, .4MM Min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WF6330000A20000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WF6330000A20000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064" calcext:value-type="currency">
            <text:p>0.01 USD/PCE</text:p>
          </table:table-cell>
          <table:table-cell table:style-name="ce8" office:value-type="currency" office:currency="USD" office:value="0.0064" calcext:value-type="currency">
            <text:p>0.0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51131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93" calcext:value-type="currency">
            <text:p>0.02 USD/PCE</text:p>
          </table:table-cell>
          <table:table-cell table:style-name="ce8" office:value-type="currency" office:currency="USD" office:value="0.0193" calcext:value-type="currency">
            <text:p>0.0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395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65" calcext:value-type="currency">
            <text:p>0.02 USD/PCE</text:p>
          </table:table-cell>
          <table:table-cell table:style-name="ce8" office:value-type="currency" office:currency="USD" office:value="0.066" calcext:value-type="currency">
            <text:p>0.07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HD-WA0040</text:p>
          </table:table-cell>
          <table:table-cell office:value-type="string" calcext:value-type="string">
            <text:p>[HD-WA0040] Black-Oxide 18-8 Stainless Steel Flat Washer, M5 Screw Size, 5.3mm ID, 10.0mm 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1264558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2" calcext:value-type="currency">
            <text:p>0.02 USD/PCE</text:p>
          </table:table-cell>
          <table:table-cell table:style-name="ce8" office:value-type="currency" office:currency="USD" office:value="0.04" calcext:value-type="currency">
            <text:p>0.0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C-AS0019</text:p>
          </table:table-cell>
          <table:table-cell office:value-type="string" calcext:value-type="string">
            <text:p>[PC-AS0019] Full Graphic Smart LCD Controller, gLC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eprapdiscount / PLUG IT LTD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8" calcext:value-type="currency">
            <text:p>28.00 USD/PCE</text:p>
          </table:table-cell>
          <table:table-cell table:style-name="ce8" office:value-type="currency" office:currency="USD" office:value="28" calcext:value-type="currency">
            <text:p>28.0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C-AS0041</text:p>
          </table:table-cell>
          <table:table-cell office:value-type="string" calcext:value-type="string">
            <text:p>[PC-AS0041] Plastic Laser Cut LCD Cove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Laser Engraving Design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0.75" calcext:value-type="currency">
            <text:p>0.75 USD/PCE</text:p>
          </table:table-cell>
          <table:table-cell table:style-name="ce8" office:value-type="currency" office:currency="USD" office:value="0.75" calcext:value-type="currency">
            <text:p>0.7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C-AS0054</text:p>
          </table:table-cell>
          <table:table-cell office:value-type="string" calcext:value-type="string">
            <text:p>[PC-AS0054] Einsy Retr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Einsy 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75.5" calcext:value-type="currency">
            <text:p>75.50 USD/PCE</text:p>
          </table:table-cell>
          <table:table-cell table:style-name="ce8" office:value-type="currency" office:currency="USD" office:value="75.5" calcext:value-type="currency">
            <text:p>75.5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C-BD0096</text:p>
          </table:table-cell>
          <table:table-cell office:value-type="string" calcext:value-type="string">
            <text:p>[PC-BD0096] Z Brak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 office:value-type="float" office:value="8.79" calcext:value-type="float">
            <text:p>8.79</text:p>
          </table:table-cell>
          <table:table-cell office:value-type="float" office:value="8.79" calcext:value-type="float">
            <text:p>8.7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525" calcext:value-type="currency">
            <text:p>0.05 USD/PCE</text:p>
          </table:table-cell>
          <table:table-cell table:style-name="ce8" office:value-type="currency" office:currency="USD" office:value="0.0525" calcext:value-type="currency">
            <text:p>0.0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6" calcext:value-type="currency">
            <text:p>0.06 USD/PCE</text:p>
          </table:table-cell>
          <table:table-cell table:style-name="ce8" office:value-type="currency" office:currency="USD" office:value="0.18" calcext:value-type="currency">
            <text:p>0.1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C-CN0010</text:p>
          </table:table-cell>
          <table:table-cell office:value-type="string" calcext:value-type="string">
            <text:p>[PC-CN0010] Conn Socket IDC, 10POS DUAL 30AU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71600-010LF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71600-010LF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53" calcext:value-type="currency">
            <text:p>0.53 USD/PCE</text:p>
          </table:table-cell>
          <table:table-cell table:style-name="ce8" office:value-type="currency" office:currency="USD" office:value="1.06" calcext:value-type="currency">
            <text:p>1.0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CN0032</text:p>
          </table:table-cell>
          <table:table-cell office:value-type="string" calcext:value-type="string">
            <text:p>[PC-CN0032] Term Block Plug 2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39530000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405" calcext:value-type="currency">
            <text:p>0.41 USD/PCE</text:p>
          </table:table-cell>
          <table:table-cell table:style-name="ce8" office:value-type="currency" office:currency="USD" office:value="0.405" calcext:value-type="currency">
            <text:p>0.4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C-CN0046</text:p>
          </table:table-cell>
          <table:table-cell office:value-type="string" calcext:value-type="string">
            <text:p>[PC-CN0046] Term Block Plug 4POS STR 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395300004</text:p>
          </table:table-cell>
          <table:table-cell office:value-type="string" calcext:value-type="string">
            <text:p>TTI Global Distribution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0.876" calcext:value-type="currency">
            <text:p>0.88 USD/PCE</text:p>
          </table:table-cell>
          <table:table-cell table:style-name="ce8" office:value-type="currency" office:currency="USD" office:value="0.876" calcext:value-type="currency">
            <text:p>0.8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051</text:p>
          </table:table-cell>
          <table:table-cell office:value-type="string" calcext:value-type="string">
            <text:p>[PP-FP0051] Top-Plate-Mini_PP-FP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19.92" calcext:value-type="currency">
            <text:p>19.92 USD/PCE</text:p>
          </table:table-cell>
          <table:table-cell table:style-name="ce8" office:value-type="currency" office:currency="USD" office:value="19.92" calcext:value-type="currency">
            <text:p>19.9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052</text:p>
          </table:table-cell>
          <table:table-cell office:value-type="string" calcext:value-type="string">
            <text:p>[PP-FP0052] Right-Side-Mini_PP-FP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12.92" calcext:value-type="currency">
            <text:p>12.92 USD/PCE</text:p>
          </table:table-cell>
          <table:table-cell table:style-name="ce8" office:value-type="currency" office:currency="USD" office:value="12.92" calcext:value-type="currency">
            <text:p>12.9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055</text:p>
          </table:table-cell>
          <table:table-cell office:value-type="string" calcext:value-type="string">
            <text:p>[PP-FP0055] Left-Side-Mini_PP-FP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19.11" calcext:value-type="currency">
            <text:p>19.11 USD/PCE</text:p>
          </table:table-cell>
          <table:table-cell table:style-name="ce8" office:value-type="currency" office:currency="USD" office:value="19.11" calcext:value-type="currency">
            <text:p>19.11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FP0087</text:p>
          </table:table-cell>
          <table:table-cell office:value-type="string" calcext:value-type="string">
            <text:p>[PP-FP0087] LulzBot Wiper Pad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NTWORKS Ltd. </text:p>
          </table:table-cell>
          <table:table-cell/>
          <table:table-cell office:value-type="string" calcext:value-type="string">
            <text:p>ft, 25</text:p>
          </table:table-cell>
          <table:table-cell table:style-name="ce6" office:value-type="currency" office:currency="USD/mm" office:value="0.00590551181102362" calcext:value-type="currency">
            <text:p>0.01 USD/mm</text:p>
          </table:table-cell>
          <table:table-cell table:style-name="ce8" office:value-type="currency" office:currency="USD" office:value="0.531496062992126" calcext:value-type="currency">
            <text:p>0.53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135</text:p>
          </table:table-cell>
          <table:table-cell office:value-type="string" calcext:value-type="string">
            <text:p>[PP-FP0135] E3D Aero Idler L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IDLER-2.2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4.36" calcext:value-type="currency">
            <text:p>4.36 USD/PCE</text:p>
          </table:table-cell>
          <table:table-cell table:style-name="ce8" office:value-type="currency" office:currency="USD" office:value="4.36" calcext:value-type="currency">
            <text:p>4.3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136</text:p>
          </table:table-cell>
          <table:table-cell office:value-type="string" calcext:value-type="string">
            <text:p>[PP-FP0136] E3D Mirrored Aero 2.85mm Filament Gu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PTFE-HOLDER-300-LH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6" calcext:value-type="currency">
            <text:p>0.16 USD/PCE</text:p>
          </table:table-cell>
          <table:table-cell table:style-name="ce8" office:value-type="currency" office:currency="USD" office:value="0.16" calcext:value-type="currency">
            <text:p>0.16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137</text:p>
          </table:table-cell>
          <table:table-cell office:value-type="string" calcext:value-type="string">
            <text:p>[PP-FP0137] E3D Aero Acetal Gear w/ Filament Drive Sh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HOBB-SS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8.22" calcext:value-type="currency">
            <text:p>8.22 USD/PCE</text:p>
          </table:table-cell>
          <table:table-cell table:style-name="ce8" office:value-type="currency" office:currency="USD" office:value="8.22" calcext:value-type="currency">
            <text:p>8.2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1.74" calcext:value-type="currency">
            <text:p>21.74 USD/PCE</text:p>
          </table:table-cell>
          <table:table-cell table:style-name="ce8" office:value-type="currency" office:currency="USD" office:value="21.74" calcext:value-type="currency">
            <text:p>21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FP0139</text:p>
          </table:table-cell>
          <table:table-cell office:value-type="string" calcext:value-type="string">
            <text:p>[PP-FP0139] Silk Screened Electronics Cas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29.73" calcext:value-type="currency">
            <text:p>29.73 USD/PCE</text:p>
          </table:table-cell>
          <table:table-cell table:style-name="ce8" office:value-type="currency" office:currency="USD" office:value="29.73" calcext:value-type="currency">
            <text:p>29.73 USD</text:p>
          </table:table-cell>
          <table:table-cell table:number-columns-repeated="1010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089</text:p>
          </table:table-cell>
          <table:table-cell office:value-type="string" calcext:value-type="string">
            <text:p>[PP-GP0089] LCD_spacer_v0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31</text:p>
          </table:table-cell>
          <table:table-cell office:value-type="string" calcext:value-type="string">
            <text:p>[PP-GP0231] Wiper Mount, v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GP0247</text:p>
          </table:table-cell>
          <table:table-cell office:value-type="string" calcext:value-type="string">
            <text:p>[PP-GP0247] USB support mini 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49</text:p>
          </table:table-cell>
          <table:table-cell office:value-type="string" calcext:value-type="string">
            <text:p>[PP-GP0249] bed clip v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53</text:p>
          </table:table-cell>
          <table:table-cell office:value-type="string" calcext:value-type="string">
            <text:p>[PP-GP0253] spool-arm-bracket_black_v1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55_v1.4</text:p>
          </table:table-cell>
          <table:table-cell office:value-type="string" calcext:value-type="string">
            <text:p>[PP-GP0255_v1.4] spool-arm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63</text:p>
          </table:table-cell>
          <table:table-cell office:value-type="string" calcext:value-type="string">
            <text:p>[PP-GP0263] y-motor-mount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264</text:p>
          </table:table-cell>
          <table:table-cell office:value-type="string" calcext:value-type="string">
            <text:p>[PP-GP0264] y-idler-mini_black_v1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265</text:p>
          </table:table-cell>
          <table:table-cell office:value-type="string" calcext:value-type="string">
            <text:p>[PP-GP0265] strain-relief-lower_black_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66</text:p>
          </table:table-cell>
          <table:table-cell office:value-type="string" calcext:value-type="string">
            <text:p>[PP-GP0266] strain-relief-upper_black_v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77</text:p>
          </table:table-cell>
          <table:table-cell office:value-type="string" calcext:value-type="string">
            <text:p>[PP-GP0277] belt-clamp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278</text:p>
          </table:table-cell>
          <table:table-cell office:value-type="string" calcext:value-type="string">
            <text:p>[PP-GP0278] belt-mount black v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296</text:p>
          </table:table-cell>
          <table:table-cell office:value-type="string" calcext:value-type="string">
            <text:p>[PP-GP0296] Flexy Bed Corner for Mini 2 part bed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0</text:p>
          </table:table-cell>
          <table:table-cell office:value-type="string" calcext:value-type="string">
            <text:p>[PP-GP0300] Mini AeroStruder extruder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01</text:p>
          </table:table-cell>
          <table:table-cell office:value-type="string" calcext:value-type="string">
            <text:p>[PP-GP0301] Mini AeroStruder blower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GP0307</text:p>
          </table:table-cell>
          <table:table-cell office:value-type="string" calcext:value-type="string">
            <text:p>[PP-GP0307] Belt Tensioning C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08</text:p>
          </table:table-cell>
          <table:table-cell office:value-type="string" calcext:value-type="string">
            <text:p>[PP-GP0308] Z Belt Cla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09</text:p>
          </table:table-cell>
          <table:table-cell office:value-type="string" calcext:value-type="string">
            <text:p>[PP-GP0309] Z Upp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10</text:p>
          </table:table-cell>
          <table:table-cell office:value-type="string" calcext:value-type="string">
            <text:p>[PP-GP0310] Z Lower Lef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1</text:p>
          </table:table-cell>
          <table:table-cell office:value-type="string" calcext:value-type="string">
            <text:p>[PP-GP0311] X End Moto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2</text:p>
          </table:table-cell>
          <table:table-cell office:value-type="string" calcext:value-type="string">
            <text:p>[PP-GP0312] Z Upp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13</text:p>
          </table:table-cell>
          <table:table-cell office:value-type="string" calcext:value-type="string">
            <text:p>[PP-GP0313] Z Lower Righ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4</text:p>
          </table:table-cell>
          <table:table-cell office:value-type="string" calcext:value-type="string">
            <text:p>[PP-GP0314] X End Idl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5</text:p>
          </table:table-cell>
          <table:table-cell office:value-type="string" calcext:value-type="string">
            <text:p>[PP-GP0315] X Carriage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16</text:p>
          </table:table-cell>
          <table:table-cell office:value-type="string" calcext:value-type="string">
            <text:p>[PP-GP0316] X Bearing Hold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17</text:p>
          </table:table-cell>
          <table:table-cell office:value-type="string" calcext:value-type="string">
            <text:p>[PP-GP0317] X Belt Tensioner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8</text:p>
          </table:table-cell>
          <table:table-cell office:value-type="string" calcext:value-type="string">
            <text:p>[PP-GP0318] Spool Mount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PP-GP0319</text:p>
          </table:table-cell>
          <table:table-cell office:value-type="string" calcext:value-type="string">
            <text:p>[PP-GP0319] Spool Mount 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GP0320</text:p>
          </table:table-cell>
          <table:table-cell office:value-type="string" calcext:value-type="string">
            <text:p>[PP-GP0320] X Carriage Cap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3</text:p>
          </table:table-cell>
          <table:table-cell office:value-type="string" calcext:value-type="string">
            <text:p>[PP-GP0323] Mini 2 Handle, 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4</text:p>
          </table:table-cell>
          <table:table-cell office:value-type="string" calcext:value-type="string">
            <text:p>[PP-GP0324] Mini LCD Bez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25</text:p>
          </table:table-cell>
          <table:table-cell office:value-type="string" calcext:value-type="string">
            <text:p>[PP-GP0325] LCD Bracket Right V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6</text:p>
          </table:table-cell>
          <table:table-cell office:value-type="string" calcext:value-type="string">
            <text:p>[PP-GP0326] Top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7</text:p>
          </table:table-cell>
          <table:table-cell office:value-type="string" calcext:value-type="string">
            <text:p>[PP-GP0327] Side Cable Bra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8</text:p>
          </table:table-cell>
          <table:table-cell office:value-type="string" calcext:value-type="string">
            <text:p>[PP-GP0328] Mini Accessory LCD Cover, Fron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29</text:p>
          </table:table-cell>
          <table:table-cell office:value-type="string" calcext:value-type="string">
            <text:p>[PP-GP0329] Mini LCD Bezel Spa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0</text:p>
          </table:table-cell>
          <table:table-cell office:value-type="string" calcext:value-type="string">
            <text:p>[PP-GP0330] Mini LCD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1</text:p>
          </table:table-cell>
          <table:table-cell office:value-type="string" calcext:value-type="string">
            <text:p>[PP-GP0331] Mini LCD Kn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GP0332</text:p>
          </table:table-cell>
          <table:table-cell office:value-type="string" calcext:value-type="string">
            <text:p>[PP-GP0332] Bump 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&gt; &gt; &gt; </text:p>
          </table:table-cell>
          <table:table-cell office:value-type="string" calcext:value-type="string">
            <text:p>PP-GP0334</text:p>
          </table:table-cell>
          <table:table-cell office:value-type="string" calcext:value-type="string">
            <text:p>[PP-GP0334] Retaining 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4"/>
          <table:table-cell table:number-columns-repeated="1011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0</text:p>
          </table:table-cell>
          <table:table-cell office:value-type="string" calcext:value-type="string">
            <text:p>[PP-IS0040] Mini Aero Blower Shroud w/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3</text:p>
          </table:table-cell>
          <table:table-cell office:value-type="string" calcext:value-type="string">
            <text:p>[PP-IS0043] Mini LCD Bracket Right V1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44</text:p>
          </table:table-cell>
          <table:table-cell office:value-type="string" calcext:value-type="string">
            <text:p>[PP-IS0044] Spool mount A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45</text:p>
          </table:table-cell>
          <table:table-cell office:value-type="string" calcext:value-type="string">
            <text:p>[PP-IS0045] Spool Mount B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6</text:p>
          </table:table-cell>
          <table:table-cell office:value-type="string" calcext:value-type="string">
            <text:p>[PP-IS0046] X Belt Tensioner, Mini 2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7</text:p>
          </table:table-cell>
          <table:table-cell office:value-type="string" calcext:value-type="string">
            <text:p>[PP-IS0047] Extruder Mount w/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48</text:p>
          </table:table-cell>
          <table:table-cell office:value-type="string" calcext:value-type="string">
            <text:p>[PP-IS0048] Z Upper Righ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49</text:p>
          </table:table-cell>
          <table:table-cell office:value-type="string" calcext:value-type="string">
            <text:p>[PP-IS0049] Z Low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IS0050</text:p>
          </table:table-cell>
          <table:table-cell office:value-type="string" calcext:value-type="string">
            <text:p>[PP-IS0050] Z Upper Lef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52</text:p>
          </table:table-cell>
          <table:table-cell office:value-type="string" calcext:value-type="string">
            <text:p>[PP-IS0052] Mini 2 Handle,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53</text:p>
          </table:table-cell>
          <table:table-cell office:value-type="string" calcext:value-type="string">
            <text:p>[PP-IS0053] Extruder Mount With Inserts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IS0054</text:p>
          </table:table-cell>
          <table:table-cell office:value-type="string" calcext:value-type="string">
            <text:p>[PP-IS0054] Top Cable Bracket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</text:p>
          </table:table-cell>
          <table:table-cell office:value-type="string" calcext:value-type="string">
            <text:p>PP-IS0055</text:p>
          </table:table-cell>
          <table:table-cell office:value-type="string" calcext:value-type="string">
            <text:p>[PP-IS0055] Side Cable Bracket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 table:visibility="collapse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IS0056</text:p>
          </table:table-cell>
          <table:table-cell office:value-type="string" calcext:value-type="string">
            <text:p>[PP-IS0056] Mini LCD Case with inse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Allied Electronics</text:p>
          </table:table-cell>
          <table:table-cell office:value-type="string" calcext:value-type="string">
            <text:p>161-PF0030/6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4.24" calcext:value-type="currency">
            <text:p>4.24 USD/PCE</text:p>
          </table:table-cell>
          <table:table-cell table:style-name="ce8" office:value-type="currency" office:currency="USD" office:value="4.24" calcext:value-type="currency">
            <text:p>4.2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124" calcext:value-type="currency">
            <text:p>0.12 USD/PCE</text:p>
          </table:table-cell>
          <table:table-cell table:style-name="ce8" office:value-type="currency" office:currency="USD" office:value="0.124" calcext:value-type="currency">
            <text:p>0.12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</text:p>
          </table:table-cell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149</text:p>
          </table:table-cell>
          <table:table-cell office:value-type="string" calcext:value-type="string">
            <text:p>[PP-MP0149] Bottom-Plate-Mini_PP-MP0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apid Sheet Metal</text:p>
          </table:table-cell>
          <table:table-cell/>
          <table:table-cell office:value-type="string" calcext:value-type="string">
            <text:p>PCE</text:p>
          </table:table-cell>
          <table:table-cell table:style-name="ce5" office:value-type="currency" office:currency="USD/PCE" office:value="30.4" calcext:value-type="currency">
            <text:p>30.40 USD/PCE</text:p>
          </table:table-cell>
          <table:table-cell table:style-name="ce8" office:value-type="currency" office:currency="USD" office:value="30.4" calcext:value-type="currency">
            <text:p>30.40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204</text:p>
          </table:table-cell>
          <table:table-cell office:value-type="string" calcext:value-type="string">
            <text:p>[PP-MP0204] Aero Mirrored Body w/ Threaded Ins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BODY-LH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74" calcext:value-type="currency">
            <text:p>0.74 USD/PCE</text:p>
          </table:table-cell>
          <table:table-cell table:style-name="ce8" office:value-type="currency" office:currency="USD" office:value="0.74" calcext:value-type="currency">
            <text:p>0.74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</text:p>
          </table:table-cell>
          <table:table-cell office:value-type="string" calcext:value-type="string">
            <text:p>PP-MP0205</text:p>
          </table:table-cell>
          <table:table-cell office:value-type="string" calcext:value-type="string">
            <text:p>[PP-MP0205] E3D Aero Steel Pinion Gear w/ set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3D-online</text:p>
          </table:table-cell>
          <table:table-cell office:value-type="string" calcext:value-type="string">
            <text:p>TITAN-GEAR-SMALL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98" calcext:value-type="currency">
            <text:p>0.98 USD/PCE</text:p>
          </table:table-cell>
          <table:table-cell table:style-name="ce8" office:value-type="currency" office:currency="USD" office:value="0.98" calcext:value-type="currency">
            <text:p>0.98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AB0105</text:p>
          </table:table-cell>
          <table:table-cell office:value-type="string" calcext:value-type="string">
            <text:p>[RM-AB0105] Chroma Strand ABS Filament, Black 2.85mm, 5 lb reel </text:p>
          </table:table-cell>
          <table:table-cell office:value-type="float" office:value="377.54" calcext:value-type="float">
            <text:p>377.54</text:p>
          </table:table-cell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Chroma Strand Labs, LLC</text:p>
          </table:table-cell>
          <table:table-cell/>
          <table:table-cell office:value-type="string" calcext:value-type="string">
            <text:p>Reel, 5lb</text:p>
          </table:table-cell>
          <table:table-cell table:style-name="ce7" office:value-type="currency" office:currency="USD/g" office:value="0.019841619781654" calcext:value-type="currency">
            <text:p>0.02 USD/g</text:p>
          </table:table-cell>
          <table:table-cell table:style-name="ce8" office:value-type="currency" office:currency="USD" office:value="0.654773452794582" calcext:value-type="currency">
            <text:p>0.65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RM-TE0002</text:p>
          </table:table-cell>
          <table:table-cell office:value-type="string" calcext:value-type="string">
            <text:p>[RM-TE0002] Midnight NinjaFlex™ TPE Filament, 3mm, 0.75kg Fenner Dr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enner Drives</text:p>
          </table:table-cell>
          <table:table-cell office:value-type="string" calcext:value-type="string">
            <text:p>3D3011290 Midnight</text:p>
          </table:table-cell>
          <table:table-cell office:value-type="string" calcext:value-type="string">
            <text:p>Fenner Drives</text:p>
          </table:table-cell>
          <table:table-cell office:value-type="string" calcext:value-type="string">
            <text:p>3D3011290A</text:p>
          </table:table-cell>
          <table:table-cell office:value-type="string" calcext:value-type="string">
            <text:p>Reel, 0.75kg</text:p>
          </table:table-cell>
          <table:table-cell table:style-name="ce7" office:value-type="currency" office:currency="USD/g" office:value="0.045881333321863" calcext:value-type="currency">
            <text:p>0.05 USD/g</text:p>
          </table:table-cell>
          <table:table-cell table:style-name="ce8" office:value-type="currency" office:currency="USD" office:value="0.091762666643726" calcext:value-type="currency">
            <text:p>0.09 USD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&gt; &gt; &gt; &gt; </text:p>
          </table:table-cell>
          <table:table-cell office:value-type="string" calcext:value-type="string">
            <text:p>SR-MN0007</text:p>
          </table:table-cell>
          <table:table-cell office:value-type="string" calcext:value-type="string">
            <text:p>[SR-MN0007] Service for Cutting Wiper Pad AS-PR0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</text:p>
          </table:table-cell>
          <table:table-cell office:value-type="string" calcext:value-type="string">
            <text:p>WIPERKIT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1" calcext:value-type="currency">
            <text:p>0.01 USD/PCE</text:p>
          </table:table-cell>
          <table:table-cell table:style-name="ce8" office:value-type="currency" office:currency="USD" office:value="0.01" calcext:value-type="currency">
            <text:p>0.01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PP-MP0066</text:p>
          </table:table-cell>
          <table:table-cell table:number-columns-repeated="6"/>
          <table:table-cell office:value-type="string" calcext:value-type="string">
            <text:p>Fastenal</text:p>
          </table:table-cell>
          <table:table-cell office:value-type="string" calcext:value-type="string">
            <text:p>1112600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3952" calcext:value-type="currency">
            <text:p>0.40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PP-MP0066</text:p>
          </table:table-cell>
          <table:table-cell table:number-columns-repeated="6"/>
          <table:table-cell office:value-type="string" calcext:value-type="string">
            <text:p>Fastenal</text:p>
          </table:table-cell>
          <table:table-cell office:value-type="string" calcext:value-type="string">
            <text:p>1112600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0988" calcext:value-type="currency">
            <text:p>0.10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PP-MP0066</text:p>
          </table:table-cell>
          <table:table-cell table:number-columns-repeated="6"/>
          <table:table-cell office:value-type="string" calcext:value-type="string">
            <text:p>Fastenal</text:p>
          </table:table-cell>
          <table:table-cell office:value-type="string" calcext:value-type="string">
            <text:p>1112600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 office:value-type="string" calcext:value-type="string">
            <text:p>PP-MP0066</text:p>
          </table:table-cell>
          <table:table-cell table:number-columns-repeated="6"/>
          <table:table-cell office:value-type="string" calcext:value-type="string">
            <text:p>Fastenal</text:p>
          </table:table-cell>
          <table:table-cell office:value-type="string" calcext:value-type="string">
            <text:p>11126009</text:p>
          </table:table-cell>
          <table:table-cell office:value-type="string" calcext:value-type="string">
            <text:p>PCE</text:p>
          </table:table-cell>
          <table:table-cell table:style-name="ce5" office:value-type="currency" office:currency="USD/PCE" office:value="0.0494" calcext:value-type="currency">
            <text:p>0.05 USD/PCE</text:p>
          </table:table-cell>
          <table:table-cell table:style-name="ce8" office:value-type="currency" office:currency="USD" office:value="0.1976" calcext:value-type="currency">
            <text:p>0.20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Mini Glass/PEI</text:p>
          </table:table-cell>
          <table:table-cell table:number-columns-repeated="8"/>
          <table:table-cell table:style-name="ce5"/>
          <table:table-cell table:style-name="ce8" office:value-type="currency" office:currency="USD" office:value="10.11963" calcext:value-type="currency">
            <text:p>10.12 USD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Modular Bed Heater</text:p>
          </table:table-cell>
          <table:table-cell table:number-columns-repeated="8"/>
          <table:table-cell table:style-name="ce5"/>
          <table:table-cell table:style-name="ce8" office:value-type="currency" office:currency="USD" office:value="25.7" calcext:value-type="currency">
            <text:p>25.70 USD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" office:value-type="string" calcext:value-type="string">
            <text:p>Total BoM Price:</text:p>
          </table:table-cell>
          <table:table-cell table:style-name="ce9" table:formula="of:=SUM([.N10:.N249])" office:value-type="currency" office:currency="USD" office:value="577.806616979255" calcext:value-type="currency">
            <text:p>577.81 USD</text:p>
          </table:table-cell>
          <table:table-cell table:number-columns-repeated="1010"/>
        </table:table-row>
        <table:table-row table:style-name="ro1" table:number-rows-repeated="10481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oM Structure'.A2:'BoM Structure'.N25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 style:data-style-name="N2" text:time-value="12:12:13.060459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9.0</dc:description>
    <meta:creation-date>2018-01-15T18:35:28</meta:creation-date>
    <dc:date>2018-01-16T12:28:57.520616700</dc:date>
    <meta:generator>LibreOffice/5.2.7.2$Linux_X86_64 LibreOffice_project/20m0$Build-2</meta:generator>
    <meta:editing-duration>PT28M12S</meta:editing-duration>
    <meta:editing-cycles>6</meta:editing-cycles>
    <meta:document-statistic meta:table-count="1" meta:cell-count="195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